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6.456cm" fo:min-width="5.789cm" fo:padding-top="0.204cm" fo:padding-bottom="0.204cm" fo:padding-left="0.329cm" fo:padding-right="0.329cm"/>
    </style:style>
    <style:style style:name="gr2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3.906cm" fo:min-width="3.374cm" fo:padding-top="0.204cm" fo:padding-bottom="0.204cm" fo:padding-left="0.329cm" fo:padding-right="0.329cm"/>
    </style:style>
    <style:style style:name="gr3" style:family="graphic" style:parent-style-name="standard">
      <style:graphic-properties svg:stroke-width="0.081cm" svg:stroke-color="#000000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39cm"/>
    </style:style>
    <style:style style:name="gr6" style:family="graphic" style:parent-style-name="standard">
      <style:graphic-properties svg:stroke-width="0.159cm" svg:stroke-color="#000000" draw:marker-start-width="0.438cm" draw:marker-end-width="0.438cm" draw:fill-color="#000000" draw:textarea-horizontal-align="justify" draw:textarea-vertical-align="middle" draw:auto-grow-height="false" fo:min-height="0.649cm" fo:min-width="0cm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45cm"/>
    </style:style>
    <style:style style:name="gr9" style:family="graphic" style:parent-style-name="standard">
      <style:graphic-properties svg:stroke-width="0.159cm" svg:stroke-color="#232629" draw:marker-start-width="0.438cm" draw:marker-end-width="0.438cm" draw:fill-color="#ff8000" draw:textarea-horizontal-align="justify" draw:textarea-vertical-align="middle" draw:auto-grow-height="false" fo:min-height="0.665cm" fo:min-width="0cm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8cm" fo:min-width="0cm"/>
    </style:style>
    <style:style style:name="gr11" style:family="graphic" style:parent-style-name="standard">
      <style:graphic-properties svg:stroke-width="0.106cm" svg:stroke-color="#000000" draw:marker-start-width="0.358cm" draw:marker-end-width="0.358cm" draw:fill-color="#ff8000" draw:textarea-horizontal-align="justify" draw:textarea-vertical-align="middle" draw:auto-grow-height="false" fo:min-height="0.177cm" fo:min-width="0cm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3cm" fo:min-width="3.139cm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0.528cm" fo:min-width="0.315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28cm" fo:min-width="0.315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4cm" fo:min-width="3.139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746cm" fo:min-width="0.292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6f9d4" draw:textarea-horizontal-align="justify" draw:textarea-vertical-align="middle" draw:auto-grow-height="false" fo:min-height="0.512cm" fo:min-width="0.299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1.69cm"/>
    </style:style>
    <style:style style:name="gr23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3.879cm" fo:min-width="3.374cm" fo:padding-top="0.204cm" fo:padding-bottom="0.204cm" fo:padding-left="0.329cm" fo:padding-right="0.3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2.17cm"/>
    </style:style>
    <style:style style:name="gr25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1.546cm" fo:min-width="3.374cm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5cm" fo:min-width="1.52cm"/>
    </style:style>
    <style:style style:name="gr27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1.546cm" fo:min-width="4.249cm" fo:padding-top="0.204cm" fo:padding-bottom="0.204cm" fo:padding-left="0.329cm" fo:padding-right="0.329cm"/>
    </style:style>
    <style:style style:name="gr28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1.666cm" fo:min-width="4.297cm" fo:padding-top="0.204cm" fo:padding-bottom="0.204cm" fo:padding-left="0.329cm" fo:padding-right="0.329cm"/>
    </style:style>
    <style:style style:name="gr29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6.456cm" fo:min-width="2.445cm" fo:padding-top="0.204cm" fo:padding-bottom="0.204cm" fo:padding-left="0.329cm" fo:padding-right="0.329cm"/>
    </style:style>
    <style:style style:name="gr30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3.879cm" fo:min-width="2.593cm" fo:padding-top="0.204cm" fo:padding-bottom="0.204cm" fo:padding-left="0.329cm" fo:padding-right="0.329cm"/>
    </style:style>
    <style:style style:name="gr31" style:family="graphic" style:parent-style-name="standard">
      <style:graphic-properties svg:stroke-width="0.106cm" svg:stroke-color="#000000" draw:marker-start-width="0.358cm" draw:marker-end-width="0.358cm" draw:fill-color="#ff8000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3.139cm"/>
    </style:style>
    <style:style style:name="P1" style:family="paragraph">
      <loext:graphic-properties draw:fill-color="#fcfcf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loext:graphic-properties draw:fill-color="#fcfcf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-color="#ff8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0pt" fo:font-style="italic" style:font-size-asian="10pt" style:font-style-asian="italic" style:font-size-complex="10pt" style:font-style-complex="italic"/>
    </style:style>
    <style:style style:name="P1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-color="#ffd7d7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>
      <loext:graphic-properties draw:fill="none" draw:fill-color="#ffff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>
      <loext:graphic-properties draw:fill-color="#f6f9d4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447cm" svg:height="6.864cm" svg:x="8.226cm" svg:y="9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32cm" svg:height="4.314cm" svg:x="14.725cm" svg:y="10.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733cm" svg:y1="25.637cm" svg:x2="17.733cm" svg:y2="28.034cm">
          <text:p/>
        </draw:line>
        <draw:line draw:style-name="gr3" draw:text-style-name="P3" draw:layer="layout" svg:x1="19.06cm" svg:y1="26.813cm" svg:x2="16.534cm" svg:y2="26.813cm">
          <text:p/>
        </draw:line>
        <draw:frame draw:style-name="gr4" draw:text-style-name="P4" draw:layer="layout" svg:width="1.618cm" svg:height="0.962cm" svg:x="17.252cm" svg:y="24.751cm">
          <draw:text-box>
            <text:p>N</text:p>
          </draw:text-box>
        </draw:frame>
        <draw:frame draw:style-name="gr5" draw:text-style-name="P4" draw:layer="layout" svg:width="3.139cm" svg:height="1.673cm" svg:x="2.153cm" svg:y="20.406cm">
          <draw:text-box>
            <text:p>legend:</text:p>
            <text:p/>
          </draw:text-box>
        </draw:frame>
        <draw:custom-shape draw:style-name="gr6" draw:text-style-name="P5" draw:layer="layout" svg:width="0.383cm" svg:height="1.057cm" svg:x="2.624cm" svg:y="25.80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678cm" svg:height="1.615cm" svg:x="3.236cm" svg:y="25.874cm">
          <draw:text-box>
            <text:p text:style-name="P6"><text:span text:style-name="T1">door</text:span></text:p>
          </draw:text-box>
        </draw:frame>
        <draw:frame draw:style-name="gr8" draw:text-style-name="P8" draw:layer="layout" svg:width="8.545cm" svg:height="0.962cm" svg:x="1.398cm" svg:y="1.389cm">
          <draw:text-box>
            <text:p><text:span text:style-name="T2">Map of: CaveExpansion</text:span></text:p>
          </draw:text-box>
        </draw:frame>
        <draw:custom-shape draw:style-name="gr9" draw:text-style-name="P9" draw:layer="layout" svg:width="0.441cm" svg:height="1.073cm" svg:x="5.525cm" svg:y="25.448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5.059cm" svg:height="1.698cm" svg:x="6.299cm" svg:y="25.63cm">
          <draw:text-box>
            <text:p><text:span text:style-name="T1">locked door + key</text:span></text:p>
          </draw:text-box>
        </draw:frame>
        <draw:custom-shape draw:style-name="gr11" draw:text-style-name="P9" draw:layer="layout" svg:width="0.888cm" svg:height="0.851cm" svg:x="6.482cm" svg:y="27.0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4" draw:layer="layout" svg:width="3.639cm" svg:height="1.833cm" svg:x="15.104cm" svg:y="12.232cm">
          <draw:text-box>
            <text:p><text:span text:style-name="T3">c_staircase</text:span></text:p>
          </draw:text-box>
        </draw:frame>
        <draw:connector draw:style-name="gr13" draw:text-style-name="P10" draw:layer="layout" draw:type="curve" svg:x1="2.34cm" svg:y1="22.912cm" svg:x2="4.238cm" svg:y2="24.503cm" svg:d="M2340 22912c1266 0 1898 530 1898 1591" svg:viewBox="0 0 1899 1592">
          <text:p/>
        </draw:connector>
        <draw:frame draw:style-name="gr14" draw:text-style-name="P12" draw:layer="layout" svg:width="5.759cm" svg:height="1.096cm" svg:x="4.622cm" svg:y="23.616cm">
          <draw:text-box>
            <text:p text:style-name="P11"><text:span text:style-name="T4">Connects two doors without room</text:span></text:p>
          </draw:text-box>
        </draw:frame>
        <draw:frame draw:style-name="gr15" draw:text-style-name="P7" draw:layer="layout" svg:width="3.276cm" svg:height="1.916cm" svg:x="5.211cm" svg:y="22.844cm">
          <draw:text-box>
            <text:p text:style-name="P6"><text:span text:style-name="T1">Connector</text:span></text:p>
          </draw:text-box>
        </draw:frame>
        <draw:custom-shape draw:style-name="gr16" draw:text-style-name="P13" draw:layer="layout" svg:width="0.833cm" svg:height="0.796cm" svg:x="10.913cm" svg:y="22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833cm" svg:height="0.796cm" svg:x="10.931cm" svg:y="23.303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276cm" svg:height="1.916cm" svg:x="11.954cm" svg:y="23.373cm">
          <draw:text-box>
            <text:p text:style-name="P6"><text:span text:style-name="T1">main island</text:span></text:p>
          </draw:text-box>
        </draw:frame>
        <draw:frame draw:style-name="gr18" draw:text-style-name="P7" draw:layer="layout" svg:width="4.563cm" svg:height="0.945cm" svg:x="11.939cm" svg:y="22.073cm">
          <draw:text-box>
            <text:p text:style-name="P6"><text:span text:style-name="T1">secondary island</text:span></text:p>
          </draw:text-box>
        </draw:frame>
        <draw:frame draw:style-name="gr19" draw:text-style-name="P16" draw:layer="layout" svg:width="3.639cm" svg:height="1.834cm" svg:x="7.422cm" svg:y="27.108cm">
          <draw:text-box>
            <text:p text:style-name="P15"><text:span text:style-name="T5">item_keyname</text:span></text:p>
          </draw:text-box>
        </draw:frame>
        <draw:custom-shape draw:style-name="gr20" draw:text-style-name="P5" draw:layer="layout" svg:width="1.3cm" svg:height="1.3cm" svg:x="11.305cm" svg:y="25.978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7" draw:text-style-name="P7" draw:layer="layout" svg:width="2.706cm" svg:height="1.615cm" svg:x="12.809cm" svg:y="26.139cm">
          <draw:text-box>
            <text:p text:style-name="P6"><text:span text:style-name="T1">staircase</text:span></text:p>
          </draw:text-box>
        </draw:frame>
        <draw:custom-shape draw:style-name="gr21" draw:text-style-name="P17" draw:layer="layout" svg:width="0.833cm" svg:height="0.796cm" svg:x="10.955cm" svg:y="24.385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4.563cm" svg:height="1.916cm" svg:x="11.892cm" svg:y="24.358cm">
          <draw:text-box>
            <text:p text:style-name="P6"><text:span text:style-name="T1">possible future expansion</text:span></text:p>
          </draw:text-box>
        </draw:frame>
        <draw:custom-shape draw:style-name="gr20" draw:text-style-name="P5" draw:layer="layout" svg:width="1.3cm" svg:height="1.3cm" svg:x="16.166cm" svg:y="13.27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22" draw:text-style-name="P4" draw:layer="layout" svg:width="2.19cm" svg:height="0.878cm" svg:x="10.246cm" svg:y="12.089cm">
          <draw:text-box>
            <text:p><text:span text:style-name="T3">c_hall</text:span></text:p>
          </draw:text-box>
        </draw:frame>
        <draw:custom-shape draw:style-name="gr23" draw:text-style-name="P2" draw:layer="layout" svg:width="4.032cm" svg:height="4.287cm" svg:x="9.409cm" svg:y="5.046cm">
          <text:p/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2.725cm" svg:height="1.067cm" svg:x="9.862cm" svg:y="6.75cm">
          <draw:text-box>
            <text:p><text:span text:style-name="T3">c_snake</text:span></text:p>
          </draw:text-box>
        </draw:frame>
        <draw:custom-shape draw:style-name="gr25" draw:text-style-name="P2" draw:layer="layout" svg:width="4.032cm" svg:height="1.954cm" svg:x="10.66cm" svg:y="16.182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2.157cm" svg:height="0.995cm" svg:x="11.065cm" svg:y="16.467cm">
          <draw:text-box>
            <text:p><text:span text:style-name="T3">c_loot</text:span></text:p>
          </draw:text-box>
        </draw:frame>
        <draw:custom-shape draw:style-name="gr27" draw:text-style-name="P2" draw:layer="layout" svg:width="4.907cm" svg:height="1.954cm" svg:x="13.47cm" svg:y="5.022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4.007cm" svg:height="0.995cm" svg:x="14.289cm" svg:y="5.572cm">
          <draw:text-box>
            <text:p><text:span text:style-name="T3">c_snakepass</text:span></text:p>
          </draw:text-box>
        </draw:frame>
        <draw:custom-shape draw:style-name="gr28" draw:text-style-name="P2" draw:layer="layout" svg:width="4.955cm" svg:height="2.074cm" svg:x="13.422cm" svg:y="6.874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2.068cm" svg:height="0.995cm" svg:x="16.093cm" svg:y="7.209cm">
          <draw:text-box>
            <text:p><text:span text:style-name="T3">c_key</text:span></text:p>
          </draw:text-box>
        </draw:frame>
        <draw:custom-shape draw:style-name="gr29" draw:text-style-name="P1" draw:layer="layout" svg:width="3.103cm" svg:height="6.864cm" svg:x="5.124cm" svg:y="9.333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2.661cm" svg:height="0.878cm" svg:x="5.364cm" svg:y="12.304cm">
          <draw:text-box>
            <text:p><text:span text:style-name="T3">c_riddle</text:span></text:p>
          </draw:text-box>
        </draw:frame>
        <draw:custom-shape draw:style-name="gr30" draw:text-style-name="P2" draw:layer="layout" svg:width="3.251cm" svg:height="4.287cm" svg:x="1.877cm" svg:y="10.699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3.474cm" svg:height="0.878cm" svg:x="1.758cm" svg:y="12.352cm">
          <draw:text-box>
            <text:p><text:span text:style-name="T3">c_batteries</text:span></text:p>
          </draw:text-box>
        </draw:frame>
        <draw:custom-shape draw:style-name="gr9" draw:text-style-name="P9" draw:layer="layout" svg:width="0.441cm" svg:height="1.073cm" svg:x="8.002cm" svg:y="11.1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441cm" svg:height="1.073cm" svg:x="5.525cm" svg:y="25.4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3cm" svg:height="1.057cm" svg:x="14.482cm" svg:y="12.2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3cm" svg:height="1.057cm" draw:transform="rotate (1.5707963267949) translate (12.029cm 16.37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3cm" svg:height="1.057cm" draw:transform="rotate (1.5707963267949) translate (10.923cm 9.499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3cm" svg:height="1.057cm" draw:transform="rotate (1.5707963267949) translate (16.504cm 7.16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3cm" svg:height="1.057cm" svg:x="13.279cm" svg:y="5.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441cm" svg:height="1.073cm" svg:x="4.947cm" svg:y="11.11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638cm" svg:height="0.595cm" svg:x="13.747cm" svg:y="8.1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6" draw:layer="layout" svg:width="3.639cm" svg:height="0.769cm" svg:x="14.711cm" svg:y="8.131cm">
          <draw:text-box>
            <text:p text:style-name="P15"><text:span text:style-name="T5">i_cavekey</text:span></text:p>
          </draw:text-box>
        </draw:frame>
        <draw:custom-shape draw:style-name="gr6" draw:text-style-name="P5" xml:id="id1" draw:id="id1" draw:layer="layout" svg:width="0.383cm" svg:height="1.057cm" draw:transform="rotate (1.5707963267949) translate (2.793cm 15.15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0.383cm" svg:height="1.057cm" draw:transform="rotate (1.5707963267949) translate (16.383cm 15.345cm)">
          <text:p/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curve" draw:line-skew="3.69cm" svg:x1="3.321cm" svg:y1="15.151cm" svg:x2="16.911cm" svg:y2="15.345cm" draw:start-shape="id1" draw:start-glue-point="3" draw:end-shape="id2" draw:end-glue-point="3" svg:d="M3321 15151c0 6696 13590 6599 13590 194" svg:viewBox="0 0 13591 50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0:10:51.693000000</meta:creation-date>
    <meta:generator>LibreOffice/6.2.4.2$Windows_X86_64 LibreOffice_project/2412653d852ce75f65fbfa83fb7e7b669a126d64</meta:generator>
    <dc:date>2019-08-24T13:45:10.481000000</dc:date>
    <meta:editing-duration>PT45M25S</meta:editing-duration>
    <meta:editing-cycles>7</meta:editing-cycles>
    <meta:print-date>2019-08-07T10:45:26.294000000</meta:print-date>
    <meta:document-statistic meta:object-count="52"/>
  </office:meta>
</office:document-meta>
</file>